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a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BeanMap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MapEntry.MyMapEntry( BeanMap owner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logInfo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( Object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eanMap.getWriteMetho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initialis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eanMap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get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reinitial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Map.getTypeTransformer( Class 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Map.firePropertyChange( Object key , Object old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Map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createWriteMethodArguments( Method method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eanMap.getReadMethod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convertType( Class newTyp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Map.getWriteMethod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put( Object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eanMap.putAllWriteable( Bean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Map.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Map.containsKey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setBean( Object new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entr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Map.logWar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ke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valu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yMap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Map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clon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eanMap.getReadMetho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